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da4" officeooo:paragraph-rsid="00077da4"/>
    </style:style>
    <style:style style:name="P2" style:family="paragraph" style:parent-style-name="Standard">
      <style:text-properties officeooo:rsid="0008843f" officeooo:paragraph-rsid="0008843f"/>
    </style:style>
    <style:style style:name="P3" style:family="paragraph" style:parent-style-name="Standard">
      <style:text-properties officeooo:rsid="000a56d3" officeooo:paragraph-rsid="000a56d3"/>
    </style:style>
    <style:style style:name="T1" style:family="text">
      <style:text-properties officeooo:rsid="0008843f"/>
    </style:style>
    <style:style style:name="T2" style:family="text">
      <style:text-properties officeooo:rsid="000a56d3"/>
    </style:style>
    <style:style style:name="T3" style:family="text">
      <style:text-properties officeooo:rsid="000c6e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zen Hamather</text:p>
      <text:p text:style-name="P1">ECE497</text:p>
      <text:p text:style-name="P1">Homework 4</text:p>
      <text:p text:style-name="P1"/>
      <text:p text:style-name="P1">1. In this example, the HTML file is stored on the BeagleBone awaiting a user to stop by for a visit. When a user decides to connect to the bone on port 9090, the bone (already running boneServer.js) serves up the HTML code stored on it to the user. The browser then puts that code in the User Interface we are used to seeing. The boneServer.js code is run in order to turn on the server and at this point, it is programmed to listen for a connection on port 9090. That code must be running before a user attempts to connect to it, otherwise the user will get nothing. <text:span text:style-name="T1">If everything is running together, when “matrix” is sent to the bone in response to the connect(), the bone populates an initial matrix and sends it back to the browser.</text:span></text:p>
      <text:p text:style-name="P1"/>
      <text:p text:style-name="P2">2. <text:span text:style-name="T2">When an LED is clicked in the browser, the javascript file alters the CSS class of the DOM element. That action does nothing to the BeagleBone; it is strictly for the user. Also happening is a message being sent back to the bone. The column of the LED that was clicked gets sent back to the bone to get updated. Then the bone is able to update the LED display and send the information back to the web browser.</text:span></text:p>
      <text:p text:style-name="P2"/>
      <text:p text:style-name="P3">3. The color for the LED is located in the “.on” class of the CSS.</text:p>
      <text:p text:style-name="P3"/>
      <text:p text:style-name="P3">4. <text:span text:style-name="T3">The server code will not be touched and all of modification will take place in the matrixLED CSS file and the matrixLED JavaScript file. The “on” class will be removed from the CSS file and it will be replaced by “red”, “green”, and “both” (where both is actually orange but for readability I will call it “both”). In the LED click function I will check to see what color we are currently on and if need be, the square will be able to change color. Each square will have the capability to be red, green, and both (orange) when click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4:10:01.228341380</meta:creation-date>
    <dc:date>2016-09-25T21:40:41.169585549</dc:date>
    <meta:editing-duration>P2DT2H21M10S</meta:editing-duration>
    <meta:editing-cycles>2</meta:editing-cycles>
    <meta:generator>LibreOffice/5.1.4.2$Linux_X86_64 LibreOffice_project/10m0$Build-2</meta:generator>
    <meta:document-statistic meta:table-count="0" meta:image-count="0" meta:object-count="0" meta:page-count="1" meta:paragraph-count="7" meta:word-count="341" meta:character-count="1785" meta:non-whitespace-character-count="1450"/>
  </office:meta>
</office:document-meta>
</file>